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219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88cm solid #000000"/>
      <style:paragraph-properties fo:text-align="center" fo:margin-left="0cm"/>
      <style:text-properties fo:font-size="12pt" fo:font-weight="bold"/>
    </style:style>
    <style:style style:name="ce2" style:family="table-cell" style:parent-style-name="Default">
      <style:table-cell-properties fo:border="0.088cm solid #000000"/>
    </style:style>
    <style:style style:name="ce3" style:family="table-cell" style:parent-style-name="Default">
      <style:table-cell-properties fo:wrap-option="wrap" fo:border="0.088cm solid #000000"/>
      <style:text-properties style:use-window-font-color="true" style:text-outline="false" style:text-line-through-style="none" style:font-name="Liberation Serif" fo:font-size="10pt" fo:language="fr" fo:country="FR" fo:font-style="italic" fo:text-shadow="none" style:text-underline-style="none" fo:font-weight="normal" style:text-underline-mode="continuous" style:text-line-through-mode="continuous" style:font-name-asian="Bitstream Vera Sans" style:font-size-asian="10pt" style:language-asian="fr" style:country-asian="FR" style:font-style-asian="normal" style:font-weight-asian="normal" style:font-name-complex="Lucidasans" style:font-size-complex="10pt" style:language-complex="fr" style:country-complex="FR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Default"/>
        <table:table-row table:style-name="ro1">
          <table:table-cell table:style-name="Default" table:number-columns-repeated="6"/>
          <table:table-cell table:number-columns-repeated="5"/>
        </table:table-row>
        <table:table-row table:style-name="ro2">
          <table:table-cell table:style-name="ce1" office:value-type="string">
            <text:p>CODE UTILISATEUR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Login</text:p>
          </table:table-cell>
          <table:table-cell table:style-name="ce1" office:value-type="string">
            <text:p>Mai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  <table:table-row table:style-name="ro3">
          <table:table-cell office:value-type="string">
            <text:p>FRANSSOIS_Claude</text:p>
          </table:table-cell>
          <table:table-cell office:value-type="string">
            <text:p>Et</text:p>
          </table:table-cell>
          <table:table-cell table:formula="oooc:=MID([.A4];1;SEARCH(&quot;_&quot;;[.A4];1)-1)" office:value-type="string" office:string-value="FRANSSOIS">
            <text:p>FRANSSOIS</text:p>
          </table:table-cell>
          <table:table-cell table:formula="oooc:=MID([.A4];SEARCH(&quot;_&quot;;[.A4];1)+1;LEN([.A4]))" office:value-type="string" office:string-value="Claude">
            <text:p>Claude</text:p>
          </table:table-cell>
          <table:table-cell table:formula="oooc:=LOWER(CONCATENATE(MID([.D4];1;1);[.C4]))" office:value-type="string" office:string-value="cfranssois">
            <text:p>cfranssois</text:p>
          </table:table-cell>
          <table:table-cell table:formula="oooc:=IF([.B4]=&quot;Et&quot;;CONCATENATE([.E4];&quot;@etud.univ-montp2.fr&quot;);CONCATENATE([.E4];&quot;@univ-montp2.fr&quot;))" office:value-type="string" office:string-value="cfranssois@etud.univ-montp2.fr">
            <text:p>cfranssois@etud.univ-montp2.fr</text:p>
          </table:table-cell>
          <table:table-cell table:number-columns-repeated="4"/>
          <table:table-cell table:style-name="ce4"/>
        </table:table-row>
        <table:table-row table:style-name="ro3">
          <table:table-cell office:value-type="string">
            <text:p>MALiK_Abedal</text:p>
          </table:table-cell>
          <table:table-cell office:value-type="string">
            <text:p>Adm</text:p>
          </table:table-cell>
          <table:table-cell table:formula="oooc:=MID([.A5];1;SEARCH(&quot;_&quot;;[.A5];1)-1)" office:value-type="string" office:string-value="MALiK">
            <text:p>MALiK</text:p>
          </table:table-cell>
          <table:table-cell table:formula="oooc:=MID([.A5];SEARCH(&quot;_&quot;;[.A5];1)+1;LEN([.A5]))" office:value-type="string" office:string-value="Abedal">
            <text:p>Abedal</text:p>
          </table:table-cell>
          <table:table-cell table:formula="oooc:=LOWER(CONCATENATE(MID([.D5];1;1);[.C5]))" office:value-type="string" office:string-value="amalik">
            <text:p>amalik</text:p>
          </table:table-cell>
          <table:table-cell table:formula="oooc:=IF([.B5]=&quot;Et&quot;;CONCATENATE([.E5];&quot;@etud.univ-montp2.fr&quot;);CONCATENATE([.E5];&quot;@univ-montp2.fr&quot;))" office:value-type="string" office:string-value="amalik@univ-montp2.fr">
            <text:p>amalik@univ-montp2.fr</text:p>
          </table:table-cell>
          <table:table-cell table:number-columns-repeated="5"/>
        </table:table-row>
        <table:table-row table:style-name="ro3">
          <table:table-cell office:value-type="string">
            <text:p>MONTANT_Yves</text:p>
          </table:table-cell>
          <table:table-cell office:value-type="string">
            <text:p>Et</text:p>
          </table:table-cell>
          <table:table-cell table:formula="oooc:=MID([.A6];1;SEARCH(&quot;_&quot;;[.A6];1)-1)" office:value-type="string" office:string-value="MONTANT">
            <text:p>MONTANT</text:p>
          </table:table-cell>
          <table:table-cell table:formula="oooc:=MID([.A6];SEARCH(&quot;_&quot;;[.A6];1)+1;LEN([.A6]))" office:value-type="string" office:string-value="Yves">
            <text:p>Yves</text:p>
          </table:table-cell>
          <table:table-cell table:formula="oooc:=LOWER(CONCATENATE(MID([.D6];1;1);[.C6]))" office:value-type="string" office:string-value="ymontant">
            <text:p>ymontant</text:p>
          </table:table-cell>
          <table:table-cell table:formula="oooc:=IF([.B6]=&quot;Et&quot;;CONCATENATE([.E6];&quot;@etud.univ-montp2.fr&quot;);CONCATENATE([.E6];&quot;@univ-montp2.fr&quot;))" office:value-type="string" office:string-value="ymontant@etud.univ-montp2.fr">
            <text:p>ymontant@etud.univ-montp2.fr</text:p>
          </table:table-cell>
          <table:table-cell table:number-columns-repeated="5"/>
        </table:table-row>
        <table:table-row table:style-name="ro3">
          <table:table-cell office:value-type="string">
            <text:p>SIMAUNE_Nina</text:p>
          </table:table-cell>
          <table:table-cell office:value-type="string">
            <text:p>Et</text:p>
          </table:table-cell>
          <table:table-cell table:formula="oooc:=MID([.A7];1;SEARCH(&quot;_&quot;;[.A7];1)-1)" office:value-type="string" office:string-value="SIMAUNE">
            <text:p>SIMAUNE</text:p>
          </table:table-cell>
          <table:table-cell table:formula="oooc:=MID([.A7];SEARCH(&quot;_&quot;;[.A7];1)+1;LEN([.A7]))" office:value-type="string" office:string-value="Nina">
            <text:p>Nina</text:p>
          </table:table-cell>
          <table:table-cell table:formula="oooc:=LOWER(CONCATENATE(MID([.D7];1;1);[.C7]))" office:value-type="string" office:string-value="nsimaune">
            <text:p>nsimaune</text:p>
          </table:table-cell>
          <table:table-cell table:formula="oooc:=IF([.B7]=&quot;Et&quot;;CONCATENATE([.E7];&quot;@etud.univ-montp2.fr&quot;);CONCATENATE([.E7];&quot;@univ-montp2.fr&quot;))" office:value-type="string" office:string-value="nsimaune@etud.univ-montp2.fr">
            <text:p>nsimaune@etud.univ-montp2.fr</text:p>
          </table:table-cell>
          <table:table-cell table:number-columns-repeated="5"/>
        </table:table-row>
        <table:table-row table:style-name="ro3">
          <table:table-cell office:value-type="string">
            <text:p>TYLER_Boni</text:p>
          </table:table-cell>
          <table:table-cell office:value-type="string">
            <text:p>Ens</text:p>
          </table:table-cell>
          <table:table-cell table:formula="oooc:=MID([.A8];1;SEARCH(&quot;_&quot;;[.A8];1)-1)" office:value-type="string" office:string-value="TYLER">
            <text:p>TYLER</text:p>
          </table:table-cell>
          <table:table-cell table:formula="oooc:=MID([.A8];SEARCH(&quot;_&quot;;[.A8];1)+1;LEN([.A8]))" office:value-type="string" office:string-value="Boni">
            <text:p>Boni</text:p>
          </table:table-cell>
          <table:table-cell table:formula="oooc:=LOWER(CONCATENATE(MID([.D8];1;1);[.C8]))" office:value-type="string" office:string-value="btyler">
            <text:p>btyler</text:p>
          </table:table-cell>
          <table:table-cell table:formula="oooc:=IF([.B8]=&quot;Et&quot;;CONCATENATE([.E8];&quot;@etud.univ-montp2.fr&quot;);CONCATENATE([.E8];&quot;@univ-montp2.fr&quot;))" office:value-type="string" office:string-value="btyler@univ-montp2.fr">
            <text:p>btyler@univ-montp2.fr</text:p>
          </table:table-cell>
          <table:table-cell table:number-columns-repeated="5"/>
        </table:table-row>
        <table:table-row table:style-name="ro3">
          <table:table-cell office:value-type="string">
            <text:p>TRENAIS_Charles</text:p>
          </table:table-cell>
          <table:table-cell office:value-type="string">
            <text:p>Et</text:p>
          </table:table-cell>
          <table:table-cell table:formula="oooc:=MID([.A9];1;SEARCH(&quot;_&quot;;[.A9];1)-1)" office:value-type="string" office:string-value="TRENAIS">
            <text:p>TRENAIS</text:p>
          </table:table-cell>
          <table:table-cell table:formula="oooc:=MID([.A9];SEARCH(&quot;_&quot;;[.A9];1)+1;LEN([.A9]))" office:value-type="string" office:string-value="Charles">
            <text:p>Charles</text:p>
          </table:table-cell>
          <table:table-cell table:formula="oooc:=LOWER(CONCATENATE(MID([.D9];1;1);[.C9]))" office:value-type="string" office:string-value="ctrenais">
            <text:p>ctrenais</text:p>
          </table:table-cell>
          <table:table-cell table:formula="oooc:=IF([.B9]=&quot;Et&quot;;CONCATENATE([.E9];&quot;@etud.univ-montp2.fr&quot;);CONCATENATE([.E9];&quot;@univ-montp2.fr&quot;))" office:value-type="string" office:string-value="ctrenais@etud.univ-montp2.fr">
            <text:p>ctrenais@etud.univ-montp2.fr</text:p>
          </table:table-cell>
          <table:table-cell table:number-columns-repeated="5"/>
        </table:table-row>
        <table:table-row table:style-name="ro3">
          <table:table-cell office:value-type="string">
            <text:p>HAGUEN_Nina</text:p>
          </table:table-cell>
          <table:table-cell office:value-type="string">
            <text:p>Adm</text:p>
          </table:table-cell>
          <table:table-cell table:formula="oooc:=MID([.A10];1;SEARCH(&quot;_&quot;;[.A10];1)-1)" office:value-type="string" office:string-value="HAGUEN">
            <text:p>HAGUEN</text:p>
          </table:table-cell>
          <table:table-cell table:formula="oooc:=MID([.A10];SEARCH(&quot;_&quot;;[.A10];1)+1;LEN([.A10]))" office:value-type="string" office:string-value="Nina">
            <text:p>Nina</text:p>
          </table:table-cell>
          <table:table-cell table:formula="oooc:=LOWER(CONCATENATE(MID([.D10];1;1);[.C10]))" office:value-type="string" office:string-value="nhaguen">
            <text:p>nhaguen</text:p>
          </table:table-cell>
          <table:table-cell table:formula="oooc:=IF([.B10]=&quot;Et&quot;;CONCATENATE([.E10];&quot;@etud.univ-montp2.fr&quot;);CONCATENATE([.E10];&quot;@univ-montp2.fr&quot;))" office:value-type="string" office:string-value="nhaguen@univ-montp2.fr">
            <text:p>nhaguen@univ-montp2.fr</text:p>
          </table:table-cell>
          <table:table-cell table:number-columns-repeated="5"/>
        </table:table-row>
        <table:table-row table:style-name="ro3">
          <table:table-cell office:value-type="string">
            <text:p>STARR_Johet</text:p>
          </table:table-cell>
          <table:table-cell office:value-type="string">
            <text:p>Ens</text:p>
          </table:table-cell>
          <table:table-cell table:formula="oooc:=MID([.A11];1;SEARCH(&quot;_&quot;;[.A11];1)-1)" office:value-type="string" office:string-value="STARR">
            <text:p>STARR</text:p>
          </table:table-cell>
          <table:table-cell table:formula="oooc:=MID([.A11];SEARCH(&quot;_&quot;;[.A11];1)+1;LEN([.A11]))" office:value-type="string" office:string-value="Johet">
            <text:p>Johet</text:p>
          </table:table-cell>
          <table:table-cell table:formula="oooc:=LOWER(CONCATENATE(MID([.D11];1;1);[.C11]))" office:value-type="string" office:string-value="jstarr">
            <text:p>jstarr</text:p>
          </table:table-cell>
          <table:table-cell table:formula="oooc:=IF([.B11]=&quot;Et&quot;;CONCATENATE([.E11];&quot;@etud.univ-montp2.fr&quot;);CONCATENATE([.E11];&quot;@univ-montp2.fr&quot;))" office:value-type="string" office:string-value="jstarr@univ-montp2.fr">
            <text:p>jstarr@univ-montp2.fr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4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tf STF</meta:initial-creator>
    <meta:creation-date>2008-09-30T15:42:19</meta:creation-date>
    <dc:date>2010-11-02T14:57:24</dc:date>
    <meta:editing-cycles>7</meta:editing-cycles>
    <meta:editing-duration>PT1H4M48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